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ConfigUtils.registerOrEscalateApcAsRequired( Class &lt; ? &gt; cls , BeanDefinitionRegistry registry , @ Nullable Object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opConfigUtils.registerAutoProxyCreatorIfNecessa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Utils.forceAutoProxyCreatorToUseClassProxying( BeanDefinition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pConfigUtils.findPriorityForClass( @ Nullable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pConfigUtils.registerAspectJAutoProxyCreatorIfNecessary( BeanDefinitionRegistry registry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Utils.registerAutoProxyCreatorIfNecessary( BeanDefinitionRegistry registry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Utils.findPriorityForClas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Utils.registerAspectJAnnotationAutoProxyCreatorIfNecessa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Utils.registerAspectJAutoProxyCreatorIfNecessa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Utils.forceAutoProxyCreatorToExposeProxy( BeanDefinition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pConfigUtils.registerAspectJAnnotationAutoProxyCreatorIfNecessary( BeanDefinitionRegistry registry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